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1163739497412286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442395295855291546"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996623021769174190"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41627735617639071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80389753897840753"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78959522988068230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1600155513387197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99449547230015097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72841" text:continue-list="list791600155513387197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26886153645506628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69490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682508"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68575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7452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7858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33981259218192200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76878959647204914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0,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1,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2, 2021 <text:span text:style-name="T1">no running</text:span></text:p>
      <text:p text:style-name="P10"/>
      <text:p text:style-name="P23">Wed June 23, 2021 <text:span text:style-name="T1">2 miles </text:span></text:p>
      <text:p text:style-name="P23">I ran at an easy pace on grass and and trails. </text:p>
      <text:p text:style-name="P23"/>
      <text:p text:style-name="P23">Thur June 24, 2021 <text:span text:style-name="T1">2 miles</text:span></text:p>
      <text:p text:style-name="P23">I ran at an easy pace mainly on the cemetery loop.</text:p>
      <text:p text:style-name="P23"/>
      <text:p text:style-name="P23">Fri June 25, 2021 miles</text:p>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8370268243895759018"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5T10:46:18.18</dc:date>
    <dc:creator>James Lombardi</dc:creator>
    <meta:editing-duration>P10DT23H56M18S</meta:editing-duration>
    <meta:editing-cycles>969</meta:editing-cycles>
    <meta:generator>OpenOffice/4.1.2$Win32 OpenOffice.org_project/412m3$Build-9782</meta:generator>
    <meta:document-statistic meta:table-count="0" meta:image-count="9" meta:object-count="0" meta:page-count="108" meta:paragraph-count="3012" meta:word-count="33166" meta:character-count="169663"/>
  </office:meta>
</office:document-meta>
</file>